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8pt" style:font-size-asian="8pt" style:font-size-complex="8pt"/>
    </style:style>
    <style:style style:name="P2" style:family="paragraph" style:parent-style-name="Standard">
      <style:text-properties style:font-name="FreeMono"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mbopf@biowulf ~]$ freen</text:p>
      <text:p text:style-name="P1"/>
      <text:p text:style-name="P1"><text:s text:c="50"/>.......Per-Node Resources......</text:p>
      <text:p text:style-name="P1">Partition <text:s text:c="3"/>FreeNds <text:s text:c="5"/>FreeCPUs <text:s text:c="5"/>FreeGPUs <text:s/>Cores <text:s/>CPUs <text:s/>GPUs <text:s text:c="3"/>Mem <text:s text:c="2"/>Disk Features <text:s text:c="39"/></text:p>
      <text:p text:style-name="P1">-----------------------------------------------------------------------------------------------------</text:p>
      <text:p text:style-name="P1">norm* <text:s text:c="8"/>0 / 3 <text:s text:c="8"/>0 / 216 <text:s text:c="17"/>36 <text:s text:c="3"/>72 <text:s text:c="8"/>373g <text:s/>3200g cpu72,core36,g384,ssd3200,x6140,ibhdr100 <text:s text:c="7"/></text:p>
      <text:p text:style-name="P1">norm* <text:s text:c="8"/>0 / 531 <text:s text:c="2"/>11698 / 16992 <text:s text:c="15"/>16 <text:s text:c="3"/>32 <text:s text:c="8"/>121g <text:s text:c="2"/>800g cpu32,core16,g128,ssd800,x2650,10g <text:s text:c="13"/></text:p>
      <text:p text:style-name="P1">norm* <text:s text:c="8"/>5 / 538 <text:s text:c="3"/>4136 / 30128 <text:s text:c="15"/>28 <text:s text:c="3"/>56 <text:s text:c="8"/>247g <text:s text:c="2"/>400g cpu56,core28,g256,ssd400,x2695,ibfdr <text:s text:c="11"/></text:p>
      <text:p text:style-name="P1">norm* <text:s text:c="8"/>0 / 1 <text:s text:c="7"/>14 / 56 <text:s text:c="18"/>28 <text:s text:c="3"/>56 <text:s text:c="8"/>247g <text:s text:c="2"/>400g cpu56,core28,g256,ssd400,x2695,ibfdr,comsol <text:s text:c="4"/></text:p>
      <text:p text:style-name="P1">norm* <text:s text:c="8"/>0 / 527 <text:s text:c="3"/>1072 / 29512 <text:s text:c="15"/>28 <text:s text:c="3"/>56 <text:s text:c="8"/>247g <text:s text:c="2"/>800g cpu56,core28,g256,ssd800,x2680,ibfdr <text:s text:c="11"/></text:p>
      <text:p text:style-name="P1">norm* <text:s text:c="8"/>0 / 7 <text:s text:c="7"/>24 / 392 <text:s text:c="17"/>28 <text:s text:c="3"/>56 <text:s text:c="8"/>247g <text:s/>2400g cpu56,core28,g256,ssd2400,x2680,ibfdr <text:s text:c="10"/></text:p>
      <text:p text:style-name="P1">unlimited <text:s text:c="4"/>0 / 14 <text:s text:c="5"/>384 / 448 <text:s text:c="17"/>16 <text:s text:c="3"/>32 <text:s text:c="8"/>121g <text:s text:c="2"/>800g cpu32,core16,g128,ssd800,x2650,10g <text:s text:c="13"/></text:p>
      <text:p text:style-name="P1">unlimited <text:s text:c="4"/>0 / 4 <text:s text:c="6"/>142 / 170 <text:s text:c="17"/>28 <text:s text:c="3"/>56 <text:s text:c="8"/>247g <text:s text:c="2"/>400g cpu56,core28,g256,ssd400,x2695,ibfdr <text:s text:c="11"/></text:p>
      <text:p text:style-name="P1">multinode <text:s text:c="3"/>15 / 609 <text:s text:c="2"/>13296 / 34104 <text:s text:c="15"/>28 <text:s text:c="3"/>56 <text:s text:c="8"/>247g <text:s text:c="2"/>800g cpu56,core28,g256,ssd800,x2680,ibfdr <text:s text:c="11"/></text:p>
      <text:p text:style-name="P1">multinode <text:s text:c="4"/>9 / 185 <text:s text:c="4"/>288 / 5920 <text:s text:c="16"/>16 <text:s text:c="3"/>32 <text:s text:c="9"/>58g <text:s text:c="2"/>800g cpu32,core16,g64,ssd800,x2650,ibfdr <text:s text:c="12"/></text:p>
      <text:p text:style-name="P1">multinode <text:s text:c="3"/>88 / 528 <text:s text:c="2"/>15224 / 29568 <text:s text:c="15"/>28 <text:s text:c="3"/>56 <text:s text:c="8"/>247g <text:s text:c="2"/>400g cpu56,core28,g256,ssd400,x2695,ibfdr <text:s text:c="11"/></text:p>
      <text:p text:style-name="P1">gpu (k20x) <text:s text:c="2"/>11 / 21 <text:s text:c="5"/>448 / 672 <text:s text:c="4"/>23 / 42 <text:s text:c="5"/>16 <text:s text:c="3"/>32 <text:s text:c="4"/>2 <text:s text:c="2"/>121g <text:s text:c="2"/>800g cpu32,core16,g128,ssd800,x2650,gpuk20x <text:s text:c="9"/></text:p>
      <text:p text:style-name="P1">gpu (v100) <text:s text:c="3"/>0 / 8 <text:s text:c="6"/>264 / 448 <text:s text:c="5"/>7 / 32 <text:s text:c="5"/>28 <text:s text:c="3"/>56 <text:s text:c="4"/>4 <text:s text:c="2"/>121g <text:s text:c="2"/>800g cpu56,core28,g128,ssd800,x2680,ibfdr,gpuv100 <text:s text:c="3"/></text:p>
      <text:p text:style-name="P1">gpu (p100) <text:s text:c="3"/>2 / 48 <text:s text:c="4"/>1962 / 2688 <text:s text:c="3"/>45 / 192 <text:s text:c="4"/>28 <text:s text:c="3"/>56 <text:s text:c="4"/>4 <text:s text:c="2"/>121g <text:s text:c="2"/>650g cpu56,core28,g128,ssd650,x2680,ibfdr,gpup100 <text:s text:c="3"/></text:p>
      <text:p text:style-name="P1">gpu (k80) <text:s text:c="4"/>5 / 67 <text:s text:c="4"/>1512 / 3752 <text:s text:c="3"/>38 / 268 <text:s text:c="4"/>28 <text:s text:c="3"/>56 <text:s text:c="4"/>4 <text:s text:c="2"/>247g <text:s text:c="2"/>800g cpu56,core28,g256,ssd800,x2680,ibfdr,gpuk80 <text:s text:c="4"/></text:p>
      <text:p text:style-name="P1">huygens <text:s text:c="6"/>1 / 1 <text:s text:c="7"/>56 / 56 <text:s text:c="6"/>4 / 4 <text:s text:c="6"/>28 <text:s text:c="3"/>56 <text:s text:c="4"/>4 <text:s text:c="2"/>247g <text:s text:c="2"/>800g cpu56,core28,g256,ssd800,x2680,ibfdr,gpuk80,huygens</text:p>
      <text:p text:style-name="P1">largemem <text:s text:c="5"/>0 / 4 <text:s text:c="6"/>196 / 256 <text:s text:c="17"/>32 <text:s text:c="3"/>64 <text:s text:c="7"/>1003g <text:s text:c="2"/>800g cpu64,core32,g1024,ssd800,x4620,10g <text:s text:c="12"/></text:p>
      <text:p text:style-name="P1">largemem <text:s text:c="5"/>6 / 20 <text:s text:c="4"/>1982 / 2880 <text:s text:c="16"/>72 <text:s text:c="2"/>144 <text:s text:c="7"/>1507g <text:s text:c="2"/>800g cpu144,core72,g1536,ssd800,x8860,ibfdr <text:s text:c="9"/></text:p>
      <text:p text:style-name="P1">largemem <text:s text:c="5"/>0 / 4 <text:s text:c="6"/>484 / 576 <text:s text:c="17"/>72 <text:s text:c="2"/>144 <text:s text:c="7"/>3019g <text:s text:c="2"/>800g cpu144,core72,g3072,ssd800,x8860,ibfdr <text:s text:c="9"/></text:p>
      <text:p text:style-name="P1">ccr <text:s text:c="10"/>0 / 120 <text:s text:c="3"/>3670 / 6720 <text:s text:c="16"/>28 <text:s text:c="3"/>56 <text:s text:c="8"/>247g <text:s text:c="2"/>800g cpu56,core28,g256,ssd800,x2680,ibfdr,ccr <text:s text:c="7"/></text:p>
      <text:p text:style-name="P1">ccr <text:s text:c="10"/>0 / 158 <text:s text:c="3"/>2578 / 8848 <text:s text:c="16"/>28 <text:s text:c="3"/>56 <text:s text:c="8"/>247g <text:s text:c="2"/>400g cpu56,core28,g256,ssd400,x2695,ibfdr,ccr <text:s text:c="7"/></text:p>
      <text:p text:style-name="P1">ccrgpu <text:s text:c="7"/>4 / 23 <text:s text:c="5"/>464 / 1288 <text:s text:c="3"/>20 / 92 <text:s text:c="5"/>28 <text:s text:c="3"/>56 <text:s text:c="4"/>4 <text:s text:c="2"/>247g <text:s text:c="2"/>400g cpu56,core28,g256,ssd400,x2695,ibfdr,gpuk80,ccr </text:p>
      <text:p text:style-name="P1">quick <text:s text:c="8"/>0 / 32 <text:s text:c="5"/>780 / 1024 <text:s text:c="16"/>16 <text:s text:c="3"/>32 <text:s text:c="8"/>121g <text:s text:c="2"/>800g cpu32,core16,g128,ssd800,x2650,10g <text:s text:c="13"/></text:p>
      <text:p text:style-name="P1">quick <text:s text:c="8"/>0 / 120 <text:s text:c="3"/>3670 / 6720 <text:s text:c="16"/>28 <text:s text:c="3"/>56 <text:s text:c="8"/>247g <text:s text:c="2"/>800g cpu56,core28,g256,ssd800,x2680,ibfdr,ccr <text:s text:c="7"/></text:p>
      <text:p text:style-name="P1">quick <text:s text:c="8"/>1 / 15 <text:s text:c="5"/>296 / 840 <text:s text:c="5"/>8 / 60 <text:s text:c="5"/>28 <text:s text:c="3"/>56 <text:s text:c="4"/>4 <text:s text:c="2"/>247g <text:s text:c="2"/>400g cpu56,core28,g256,ssd400,x2695,ibfdr,gpuk80,ccr </text:p>
      <text:p text:style-name="P1">quick <text:s text:c="8"/>0 / 115 <text:s text:c="3"/>1302 / 6440 <text:s text:c="16"/>28 <text:s text:c="3"/>56 <text:s text:c="8"/>247g <text:s text:c="2"/>400g cpu56,core28,g256,ssd400,x2695,ibfdr,ccr <text:s text:c="7"/></text:p>
      <text:p text:style-name="P1">quick <text:s text:c="8"/>0 / 288 <text:s text:c="4"/>620 / 11520 <text:s text:c="15"/>20 <text:s text:c="3"/>40 <text:s text:c="8"/>121g <text:s text:c="2"/>800g cpu40,core20,g128,ssd800,x2630,ibfdr,forgo <text:s text:c="5"/></text:p>
      <text:p text:style-name="P1">student <text:s text:c="6"/>0 / 310 <text:s text:c="3"/>5790 / 9920 <text:s text:c="16"/>16 <text:s text:c="3"/>32 <text:s text:c="8"/>121g <text:s text:c="2"/>800g cpu32,core16,g128,ssd800,x2650,10g <text:s text:c="13"/></text:p>
      <text:p text:style-name="P1">student <text:s text:c="5"/>10 / 18 <text:s text:c="5"/>386 / 576 <text:s text:c="4"/>21 / 36 <text:s text:c="5"/>16 <text:s text:c="3"/>32 <text:s text:c="4"/>2 <text:s text:c="2"/>121g <text:s text:c="2"/>800g cpu32,core16,g128,ssd800,x2650,gpuk20x <text:s text:c="9"/></text:p>
      <text:p text:style-name="P1">forgo <text:s text:c="8"/>0 / 288 <text:s text:c="4"/>620 / 11520 <text:s text:c="15"/>20 <text:s text:c="3"/>40 <text:s text:c="8"/>121g <text:s text:c="2"/>800g cpu40,core20,g128,ssd800,x2630,ibfdr,forgo <text:s text:c="5"/></text:p>
      <text:p text:style-name="P1">persist <text:s text:c="6"/>0 / 4 <text:s text:c="7"/>18 / 224 <text:s text:c="17"/>28 <text:s text:c="3"/>56 <text:s text:c="8"/>247g <text:s text:c="2"/>400g cpu56,core28,g256,ssd400,x2695,ibfdr <text:s text:c="11"/></text:p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5in" fo:margin-right="0.7874in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Bopf</meta:initial-creator>
    <meta:creation-date>2020-01-14T14:01:41.158484613</meta:creation-date>
    <dc:date>2020-01-14T16:40:57.852129761</dc:date>
    <dc:creator>Mike Bopf</dc:creator>
    <meta:editing-duration>PT1H28M56S</meta:editing-duration>
    <meta:editing-cycles>2</meta:editing-cycles>
    <meta:generator>LibreOffice/6.1.1.2$Linux_X86_64 LibreOffice_project/5d19a1bfa650b796764388cd8b33a5af1f5baa1b</meta:generator>
    <meta:printed-by>Mike Bopf</meta:printed-by>
    <meta:print-date>2020-01-14T15:40:39.465811054</meta:print-date>
    <meta:document-statistic meta:table-count="0" meta:image-count="0" meta:object-count="0" meta:page-count="1" meta:paragraph-count="35" meta:word-count="424" meta:character-count="4369" meta:non-whitespace-character-count="2437"/>
  </office:meta>
</office:document-meta>
</file>